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3" svg:font-family="StarSymbol" style:font-charset="x-symbol"/>
    <style:font-face style:name="StarSymbol1" svg:font-family="StarSymbol, 'Arial Unicode MS'" style:font-charset="x-symbol"/>
    <style:font-face style:name="Arial2" svg:font-family="Arial"/>
    <style:font-face style:name="OpenSymbol" svg:font-family="OpenSymbol"/>
    <style:font-face style:name="StarSymbol2" svg:font-family="StarSymbol"/>
    <style:font-face style:name="StarSymbol" svg:font-family="StarSymbol, 'Arial Unicode MS'"/>
    <style:font-face style:name="Tahoma" svg:font-family="Tahoma"/>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Arial" fo:font-size="12pt" style:font-name-complex="Arial" style:font-size-complex="12pt"/>
    </style:style>
    <style:style style:name="P3" style:family="paragraph" style:parent-style-name="No_20_Spacing">
      <style:paragraph-properties style:writing-mode="lr-tb"/>
    </style:style>
    <style:style style:name="P4" style:family="paragraph" style:parent-style-name="No_20_Spacing">
      <style:paragraph-properties fo:text-align="center" style:justify-single-word="false" style:writing-mode="lr-tb"/>
      <style:text-properties style:font-name="Arial" fo:font-size="12pt" style:font-name-complex="Arial" style:font-size-complex="12pt"/>
    </style:style>
    <style:style style:name="P5" style:family="paragraph" style:parent-style-name="Normal_20__28_Web_29_">
      <style:paragraph-properties style:writing-mode="lr-tb"/>
      <style:text-properties style:font-name="Arial" style:font-name-complex="Arial"/>
    </style:style>
    <style:style style:name="P6" style:family="paragraph" style:parent-style-name="Normal_20__28_Web_29_">
      <style:paragraph-properties style:writing-mode="lr-tb"/>
      <style:text-properties style:font-name="Arial" fo:font-size="14pt" style:text-underline-style="solid" style:text-underline-width="auto" style:text-underline-color="font-color" fo:font-weight="bold" style:font-name-complex="Arial" style:font-size-complex="14pt" style:font-weight-complex="bold"/>
    </style:style>
    <style:style style:name="P7" style:family="paragraph" style:parent-style-name="Normal_20__28_Web_29_">
      <style:paragraph-properties style:writing-mode="lr-tb"/>
      <style:text-properties style:font-name="Arial" fo:font-style="italic" fo:font-weight="bold" style:font-name-complex="Arial" style:font-style-complex="italic" style:font-weight-complex="bold"/>
    </style:style>
    <style:style style:name="P8" style:family="paragraph" style:parent-style-name="Normal_20__28_Web_29_">
      <style:paragraph-properties style:writing-mode="lr-tb"/>
      <style:text-properties style:font-name="Arial" fo:font-style="italic" fo:font-weight="bold" style:font-style-asian="italic" style:font-weight-asian="bold" style:font-name-complex="Arial" style:font-style-complex="italic" style:font-weight-complex="bold"/>
    </style:style>
    <style:style style:name="P9" style:family="paragraph" style:parent-style-name="Normal_20__28_Web_29_">
      <style:paragraph-properties fo:text-align="center" style:justify-single-word="false" style:writing-mode="lr-tb"/>
      <style:text-properties style:font-name="Arial" fo:font-size="10pt" style:font-name-complex="Arial" style:font-size-complex="10pt"/>
    </style:style>
    <style:style style:name="P10" style:family="paragraph" style:parent-style-name="Normal_20__28_Web_29_">
      <style:paragraph-properties style:writing-mode="lr-tb"/>
      <style:text-properties style:font-name="Arial" fo:language="en" fo:country="US" style:font-name-complex="Arial"/>
    </style:style>
    <style:style style:name="P11" style:family="paragraph" style:parent-style-name="Normal_20__28_Web_29_">
      <style:paragraph-properties style:writing-mode="lr-tb"/>
      <style:text-properties style:font-name="Arial" fo:language="en" fo:country="US" fo:font-style="italic" fo:font-weight="bold" style:font-style-asian="italic" style:font-weight-asian="bold" style:font-name-complex="Arial" style:font-style-complex="italic" style:font-weight-complex="bold"/>
    </style:style>
    <style:style style:name="P12" style:family="paragraph" style:parent-style-name="Normal_20__28_Web_29_">
      <style:paragraph-properties style:writing-mode="lr-tb"/>
      <style:text-properties style:font-name="Arial" fo:language="en" fo:country="US" fo:font-style="italic" style:text-underline-style="solid" style:text-underline-width="auto" style:text-underline-color="font-color" fo:font-weight="bold" style:font-style-asian="italic" style:font-weight-asian="bold" style:font-name-complex="Arial" style:font-style-complex="italic" style:font-weight-complex="bold"/>
    </style:style>
    <style:style style:name="P13" style:family="paragraph" style:parent-style-name="Normal_20__28_Web_29_">
      <style:paragraph-properties style:writing-mode="lr-tb"/>
      <style:text-properties style:font-name="Arial" fo:language="en" fo:country="GB" style:font-name-complex="Arial"/>
    </style:style>
    <style:style style:name="P14" style:family="paragraph" style:parent-style-name="Normal_20__28_Web_29_">
      <style:paragraph-properties style:writing-mode="lr-tb"/>
      <style:text-properties style:font-name="Arial" fo:font-size="12pt" style:text-underline-style="none" fo:font-weight="normal" style:font-size-asian="12pt" style:font-weight-asian="normal" style:font-name-complex="Arial" style:font-size-complex="12pt" style:font-weight-complex="normal"/>
    </style:style>
    <style:style style:name="P15" style:family="paragraph" style:parent-style-name="Normal_20__28_Web_29_">
      <style:paragraph-properties fo:text-align="center" style:justify-single-word="false" style:writing-mode="lr-tb"/>
      <style:text-properties fo:color="#808080" style:font-name="Courier New" fo:font-size="8pt" style:font-name-complex="Courier New" style:font-size-complex="8pt"/>
    </style:style>
    <style:style style:name="P16" style:family="paragraph" style:parent-style-name="Normal_20__28_Web_29_">
      <style:paragraph-properties fo:break-before="page" style:writing-mode="lr-tb"/>
      <style:text-properties style:font-name="Arial" fo:font-size="14pt" style:text-underline-style="solid" style:text-underline-width="auto" style:text-underline-color="font-color" fo:font-weight="bold" style:font-name-complex="Arial" style:font-size-complex="14pt" style:font-weight-complex="bold"/>
    </style:style>
    <style:style style:name="P17" style:family="paragraph" style:parent-style-name="Normal_20__28_Web_29_">
      <style:paragraph-properties fo:break-before="page" style:writing-mode="lr-tb"/>
      <style:text-properties style:font-name="Arial" fo:font-size="14pt" style:text-underline-style="solid" style:text-underline-width="auto" style:text-underline-color="font-color" fo:font-weight="bold" style:font-weight-asian="bold" style:font-name-complex="Arial" style:font-size-complex="14pt" style:font-weight-complex="bold"/>
    </style:style>
    <style:style style:name="P18" style:family="paragraph" style:parent-style-name="Normal_20__28_Web_29_">
      <style:paragraph-properties fo:break-before="page" style:writing-mode="lr-tb"/>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9" style:family="paragraph" style:parent-style-name="Normal_20__28_Web_29_">
      <style:paragraph-properties fo:break-before="page" style:writing-mode="lr-tb"/>
      <style:text-properties style:font-name="Arial" fo:font-size="14pt" fo:language="en" fo:country="US" fo:font-style="normal"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P20" style:family="paragraph" style:parent-style-name="Standard" style:master-page-name="Standard_20__28_user_29_">
      <style:paragraph-properties fo:text-align="center" style:justify-single-word="false" style:page-number="auto" style:writing-mode="lr-tb"/>
      <style:text-properties style:font-name="Arial" fo:font-size="18pt" fo:font-style="normal" style:text-underline-style="solid" style:text-underline-width="auto" style:text-underline-color="font-color" fo:font-weight="bold" style:font-name-complex="Arial" style:font-size-complex="18pt" style:font-weight-complex="bold"/>
    </style:style>
    <style:style style:name="P21" style:family="paragraph" style:parent-style-name="Normal_20__28_Web_29_" style:list-style-name="RTF_5f_Num_20_3">
      <style:paragraph-properties fo:margin-left="0cm" fo:margin-right="0cm" fo:text-indent="0cm" style:auto-text-indent="false" style:writing-mode="lr-tb">
        <style:tab-stops/>
      </style:paragraph-properties>
      <style:text-properties style:font-name="Arial" style:font-name-complex="Arial"/>
    </style:style>
    <style:style style:name="P22" style:family="paragraph" style:parent-style-name="Normal_20__28_Web_29_" style:list-style-name="RTF_5f_Num_20_2">
      <style:paragraph-properties fo:margin-left="0cm" fo:margin-right="0cm" fo:text-indent="0cm" style:auto-text-indent="false" style:writing-mode="lr-tb">
        <style:tab-stops/>
      </style:paragraph-properties>
      <style:text-properties style:font-name="Arial" style:font-name-complex="Arial"/>
    </style:style>
    <style:style style:name="P23" style:family="paragraph" style:parent-style-name="Normal_20__28_Web_29_" style:list-style-name="RTF_5f_Num_20_2">
      <style:paragraph-properties fo:margin-left="0cm" fo:margin-right="0cm" fo:text-indent="0cm" style:auto-text-indent="false" style:writing-mode="lr-tb">
        <style:tab-stops/>
      </style:paragraph-properties>
      <style:text-properties fo:color="#000000" style:font-name="Courier New" fo:font-size="11pt" style:font-size-asian="11pt" style:font-name-complex="Courier New" style:font-size-complex="11pt"/>
    </style:style>
    <style:style style:name="P24" style:family="paragraph" style:parent-style-name="Normal_20__28_Web_29_" style:list-style-name="L1">
      <style:paragraph-properties style:writing-mode="lr-tb"/>
      <style:text-properties style:font-name="Arial" fo:font-size="12pt" style:text-underline-style="none" fo:font-weight="bold" style:font-size-asian="12pt" style:font-weight-asian="bold" style:font-name-complex="Arial" style:font-size-complex="12pt" style:font-weight-complex="bold"/>
    </style:style>
    <style:style style:name="P25" style:family="paragraph" style:parent-style-name="Normal_20__28_Web_29_" style:list-style-name="L1">
      <style:paragraph-properties style:writing-mode="lr-tb"/>
      <style:text-properties style:font-name="Arial" fo:font-size="12pt" fo:language="en" fo:country="US" fo:font-style="normal" style:text-underline-style="none" fo:font-weight="bold" style:font-size-asian="12pt" style:font-style-asian="normal" style:font-weight-asian="bold" style:font-name-complex="Arial" style:font-size-complex="12pt" style:font-style-complex="normal" style:font-weight-complex="bold"/>
    </style:style>
    <style:style style:name="P26" style:family="paragraph" style:parent-style-name="Normal_20__28_Web_29_" style:list-style-name="L2">
      <style:paragraph-properties style:writing-mode="lr-tb"/>
      <style:text-properties style:font-name="Arial" style:font-name-complex="Arial"/>
    </style:style>
    <style:style style:name="P27" style:family="paragraph" style:parent-style-name="Normal_20__28_Web_29_" style:list-style-name="L3">
      <style:paragraph-properties style:writing-mode="lr-tb"/>
      <style:text-properties style:font-name="Arial" style:font-name-complex="Arial"/>
    </style:style>
    <style:style style:name="P28" style:family="paragraph" style:parent-style-name="Normal_20__28_Web_29_" style:list-style-name="L3">
      <style:paragraph-properties style:writing-mode="lr-tb"/>
      <style:text-properties style:font-name="Arial" fo:language="en" fo:country="US" style:font-name-complex="Arial"/>
    </style:style>
    <style:style style:name="P29" style:family="paragraph" style:parent-style-name="Normal_20__28_Web_29_" style:list-style-name="L4">
      <style:paragraph-properties style:writing-mode="lr-tb"/>
      <style:text-properties style:font-name="Arial" fo:language="en" fo:country="US" style:font-name-complex="Arial"/>
    </style:style>
    <style:style style:name="P30" style:family="paragraph" style:parent-style-name="Normal_20__28_Web_29_" style:list-style-name="L5">
      <style:paragraph-properties style:writing-mode="lr-tb"/>
      <style:text-properties style:font-name="Arial" fo:language="en" fo:country="US" style:font-name-complex="Arial"/>
    </style:style>
    <style:style style:name="P31" style:family="paragraph" style:parent-style-name="Normal_20__28_Web_29_" style:list-style-name="L6">
      <style:paragraph-properties style:writing-mode="lr-tb"/>
      <style:text-properties style:font-name="Arial" fo:language="en" fo:country="US" style:font-name-complex="Arial"/>
    </style:style>
    <style:style style:name="P32" style:family="paragraph" style:parent-style-name="Normal_20__28_Web_29_" style:list-style-name="L7">
      <style:paragraph-properties style:writing-mode="lr-tb"/>
      <style:text-properties style:font-name="Arial" fo:language="en" fo:country="US" style:font-name-complex="Arial"/>
    </style:style>
    <style:style style:name="P33" style:family="paragraph" style:parent-style-name="Normal_20__28_Web_29_" style:list-style-name="L7">
      <style:paragraph-properties style:writing-mode="lr-tb"/>
      <style:text-properties style:font-name="Arial" fo:language="en" fo:country="GB" style:font-name-complex="Arial"/>
    </style:style>
    <style:style style:name="P34" style:family="paragraph" style:parent-style-name="Normal_20__28_Web_29_">
      <style:paragraph-properties style:writing-mode="lr-tb"/>
      <style:text-properties style:font-name="Arial" fo:font-style="italic" fo:font-weight="bold" style:font-style-asian="italic" style:font-weight-asian="bold" style:font-name-complex="Arial" style:font-style-complex="italic" style:font-weight-complex="bold"/>
    </style:style>
    <style:style style:name="T1" style:family="text">
      <style:text-properties fo:font-style="italic" style:font-style-complex="italic"/>
    </style:style>
    <style:style style:name="T2" style:family="text">
      <style:text-properties fo:font-style="italic" style:font-style-asian="italic" style:font-style-complex="italic"/>
    </style:style>
    <style:style style:name="T3" style:family="text">
      <style:text-properties style:font-name="Arial" fo:font-size="12pt" style:font-name-complex="Arial" style:font-size-complex="12pt"/>
    </style:style>
    <style:style style:name="T4" style:family="text">
      <style:text-properties fo:color="#0000ff" style:font-name="Arial" fo:font-size="12pt" style:text-underline-style="solid" style:text-underline-width="auto" style:text-underline-color="font-color" style:font-size-asian="12pt" style:font-name-complex="Arial" style:font-size-complex="12pt"/>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fo:language="en" fo:country="GB"/>
    </style:style>
    <style:style style:name="T10" style:family="text">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3"/>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acNetworkMIDI</text:p>
      <text:p text:style-name="P4"/>
      <text:p text:style-name="P3"/>
      <text:p text:style-name="P2">A utility for sending MIDI from one computer to another via a local network, written in Cycling 74's MaxMSP. The application can run on Windows and OS X, and provides an inter-platform MIDI communication bridge without the need for external MIDI hardware.</text:p>
      <text:p text:style-name="P5"/>
      <text:p text:style-name="P5">An instance of the application can either:</text:p>
      <text:list xml:id="list27491064" text:style-name="RTF_5f_Num_20_3">
        <text:list-item>
          <text:p text:style-name="P21">Source a MIDI stream from any MIDI port present on the system (including internal MIDI buses such as MidiYoke on Windows, or the IAC bus on OS X) and forward this to a designated network port (using the UDP protocol)</text:p>
        </text:list-item>
        <text:list-item>
          <text:p text:style-name="P21">Listen to a network port and forward any UDP traffic received on it to a designated MIDI port</text:p>
        </text:list-item>
      </text:list>
      <text:p text:style-name="P5"><text:line-break/>It is possible to transmit MIDI from a (music) application running on a 'master' computer to an application running on a second 'slave' computer via wacNetworkMIDI. Possible uses include:</text:p>
      <text:list xml:id="list27506494" text:continue-list="list27491064" text:style-name="RTF_5f_Num_20_3">
        <text:list-item text:start-value="1">
          <text:p text:style-name="P21">Forwarding MIDI Timecode (MTC) from one DAW to another</text:p>
        </text:list-item>
        <text:list-item>
          <text:p text:style-name="P21">Forwarding real-time MIDI messages to enable inter-application MIDI-sync</text:p>
        </text:list-item>
        <text:list-item>
          <text:p text:style-name="P21">Playing a software synthesiser hosted on a second remote computer from a sequencer on the first computer</text:p>
        </text:list-item>
      </text:list>
      <text:p text:style-name="P6"/>
      <text:p text:style-name="P14">This manual has the following sections</text:p>
      <text:p text:style-name="P14"/>
      <text:list xml:id="list27493496" text:style-name="L1">
        <text:list-item>
          <text:list>
            <text:list-item>
              <text:p text:style-name="P24">Software Overview</text:p>
            </text:list-item>
            <text:list-item>
              <text:p text:style-name="P24">Network Communication Between Master And Slave</text:p>
            </text:list-item>
            <text:list-item>
              <text:p text:style-name="P25">Network Communication Setup Examples</text:p>
            </text:list-item>
            <text:list-item>
              <text:p text:style-name="P24">DAW To DAW MIDI Setup Example</text:p>
            </text:list-item>
            <text:list-item>
              <text:p text:style-name="P25">Technical Note</text:p>
            </text:list-item>
            <text:list-item>
              <text:p text:style-name="P25">Source Code &amp; Contact</text:p>
            </text:list-item>
          </text:list>
        </text:list-item>
      </text:list>
      <text:p text:style-name="P16">Software Overview</text:p>
      <text:p text:style-name="P5"/>
      <text:p text:style-name="P5"/>
      <text:p text:style-name="P7">Mode Selection</text:p>
      <text:p text:style-name="P5">wacNetworkMIDI can operate in Master or Slave or mode. When either is selected, the other mode becomes inactive.</text:p>
      <text:p text:style-name="P5"/>
      <text:p text:style-name="P5"/>
      <text:p text:style-name="P7">Master Mode </text:p>
      <text:p text:style-name="P5">MIDI received on the selected MIDI port is forwarded to the specified IP address via the selected network port.</text:p>
      <text:p text:style-name="P5"/>
      <text:p text:style-name="P5">The <text:span text:style-name="T2">MIDI In</text:span> drop-down selects the port to use. A button can be clicked to refresh the list of available ports. If your ports change (e.g. due to adding a USB MIDI device from your system), restarting wacNetworkMIDI may be more reliable than simply refreshing the ports list.</text:p>
      <text:p text:style-name="P5"/>
      <text:p text:style-name="P5">A click-able button brings up a dialogue box for typing the <text:span text:style-name="T2">Target IP</text:span> address of the slave computer, using standard notation, e.g. 192.168.10.1. The UDP transmission occurs on a selectable network <text:span text:style-name="T2">Port </text:span><text:span text:style-name="T7">in the range </text:span>5000 to 10000.</text:p>
      <text:p text:style-name="P5"/>
      <text:p text:style-name="P5">The <text:span text:style-name="T1">Test Network Connection</text:span> button sends a message that will be displayed in the <text:span text:style-name="T2">Max Window (cmd+m)</text:span> by an instance of wacNetworkMIDI running in Slave mode on the computer with specified Target IP address.</text:p>
      <text:p text:style-name="P7"/>
      <text:p text:style-name="P7"/>
      <text:p text:style-name="P7">Slave Mode</text:p>
      <text:p text:style-name="P5">In Slave mode wacNetworkMIDI receives MIDI (via the UDP protocol) on the selected network port and forwards it to the specified MIDI port.</text:p>
      <text:p text:style-name="P7"/>
      <text:p text:style-name="P5">The network <text:span text:style-name="T2">Port </text:span>listened to is user selectable (7500 by default) and must match that used by the Master instance of the application. If the chosen port is already in use by another application a warning message will be printed in the <text:span text:style-name="T1">Max Window</text:span> <text:span text:style-name="T2">(cmd+m)</text:span>. In this case another port must be selected (for both Master and Slave instances of the application).</text:p>
      <text:p text:style-name="P5"/>
      <text:p text:style-name="P5">The <text:span text:style-name="T2">MIDI Out</text:span> port is selectable via the drop-down menu. Again a click-able button refreshes the list of available ports on the system.</text:p>
      <text:p text:style-name="P5"/>
      <text:p text:style-name="P5"/>
      <text:p text:style-name="P7">Show MIDI Stream buttons</text:p>
      <text:p text:style-name="P5">Debugging displays are available that show either</text:p>
      <text:list xml:id="list27488936" text:style-name="L2">
        <text:list-item>
          <text:p text:style-name="P26">MIDI received over the selected MIDI input (Master mode) </text:p>
        </text:list-item>
        <text:list-item>
          <text:p text:style-name="P26">MIDI received on the selected network port (Slave mode)</text:p>
        </text:list-item>
      </text:list>
      <text:p text:style-name="P5"/>
      <text:p text:style-name="P5">These display the most recently received raw MIDI bytes, and flash an LED to show activity. They can be used to verify the successful transmission of MIDI from one computer to another, or from another application to wacNetworkMIDI (running in Master mode). Once the connection has been verified the debugging displays should be closed to save systems resources.</text:p>
      <text:p text:style-name="P8"><text:soft-page-break/>Default Settings</text:p>
      <text:p text:style-name="P5">On first load, wacNetworkMIDI is configured with no MIDI input/output ports selected, and uses the broadcast IP address (i.e. 255.255.255.255) as the target IP address.</text:p>
      <text:p text:style-name="P5"/>
      <text:p text:style-name="P5">Once you have changed the software settings as required, the <text:span text:style-name="T2">Save As Default</text:span> button can be used to store these settings; they will be automatically recalled next time the application is loaded.</text:p>
      <text:p text:style-name="P5"/>
      <text:p text:style-name="P5">Default settings can also be used to recall whether wacNetworkMIDI should be run as Master or Slave.</text:p>
      <text:p text:style-name="P5"/>
      <text:p text:style-name="P18">Network Communication Between Master And Slave</text:p>
      <text:p text:style-name="P5"/>
      <text:p text:style-name="P5">A Master instance of wacNetworkMIDI can forward MIDI to one or more Slave instances running on other computers on the local network.</text:p>
      <text:p text:style-name="P5"/>
      <text:p text:style-name="P5"/>
      <text:p text:style-name="P8">Single Slave</text:p>
      <text:p text:style-name="P5">Explicitly specifying a Target IP Address in the Master instance of wacNetworkMIDI, will forwarded a MIDI stream to a single Slave instance only.</text:p>
      <text:p text:style-name="P5"/>
      <text:p text:style-name="P5">This setup is suited to:</text:p>
      <text:list xml:id="list27496854" text:style-name="L3">
        <text:list-item>
          <text:list>
            <text:list-item>
              <text:p text:style-name="P27">Networks with multiple computers running wacNetworkMIDI <text:span text:style-name="T8">where it is essential that ONLY ONE of the Slaves receives the MIDI stream from a given Master</text:span> <text:span text:style-name="T8">(</text:span>such as a post production facility or music studio<text:span text:style-name="T8">)</text:span></text:p>
            </text:list-item>
            <text:list-item>
              <text:p text:style-name="P28">Situations where you want to minimise network traffic by directing it to one computer only (and not every computer on the local network)</text:p>
            </text:list-item>
            <text:list-item>
              <text:p text:style-name="P28">A network where the computers use static IP addresses (and hence the Target IP Address is known)</text:p>
            </text:list-item>
          </text:list>
        </text:list-item>
      </text:list>
      <text:p text:style-name="P5"/>
      <text:p text:style-name="P5"/>
      <text:p text:style-name="P11">Multiple Slaves</text:p>
      <text:p text:style-name="P10">By utilising the special <text:span text:style-name="T2">Broadcast IP Address</text:span> (255.255.255.255) any Slave instance of wacNetworkMIDI will receive the MIDI stream forwarded by the Master instance. This is advantageous as less setup is required, however, control is lost over exactly which computers the MIDI stream is forwarded to.</text:p>
      <text:p text:style-name="P10"/>
      <text:p text:style-name="P10">The setup is suited to:</text:p>
      <text:list xml:id="list27499714" text:style-name="L4">
        <text:list-item>
          <text:list>
            <text:list-item>
              <text:p text:style-name="P29">A local network where the computers are assigned an IP address by a DHCP server</text:p>
            </text:list-item>
            <text:list-item>
              <text:p text:style-name="P29">A two computer network (created via an Ethernet crossover-cable) where there is only one possible recipient</text:p>
            </text:list-item>
            <text:list-item>
              <text:p text:style-name="P29">A situation where applications on several Slave computers may need to follow a sync source from an application on a single Master computer</text:p>
            </text:list-item>
          </text:list>
        </text:list-item>
      </text:list>
      <text:p text:style-name="P10"/>
      <text:p text:style-name="P10">By default wacNetworkMIDI uses the broadcast IP as its Target IP Address to make initial setup straightforward.</text:p>
      <text:p text:style-name="P10"/>
      <text:p text:style-name="P10"/>
      <text:p text:style-name="P11">More Information</text:p>
      <text:p text:style-name="P10">There are various resources available online if you need to know more about:</text:p>
      <text:list xml:id="list27498000" text:style-name="L5">
        <text:list-item>
          <text:list>
            <text:list-item>
              <text:p text:style-name="P30">Networking computers (and IP addresses)</text:p>
            </text:list-item>
            <text:list-item>
              <text:p text:style-name="P30">Static IP addresses and DHCP assigned IP addresses</text:p>
            </text:list-item>
            <text:list-item>
              <text:p text:style-name="P30">Network ports</text:p>
            </text:list-item>
            <text:list-item>
              <text:p text:style-name="P30">Ethernet crossover</text:p>
            </text:list-item>
            <text:list-item>
              <text:p text:style-name="P30">The broadcast IP address (for the local network)</text:p>
            </text:list-item>
          </text:list>
        </text:list-item>
      </text:list>
      <text:p text:style-name="P8"/>
      <text:p text:style-name="P10"/>
      <text:p text:style-name="P12"/>
      <text:p text:style-name="P19">Network Communication Setup Examples</text:p>
      <text:p text:style-name="P12"/>
      <text:p text:style-name="P12"/>
      <text:p text:style-name="P12">Set Up Example Over A Network</text:p>
      <text:p text:style-name="P10"/>
      <text:p text:style-name="P10">Assuming you have a two computers connected to the same network, either via a (wireless) router or directly via a crossover cable:</text:p>
      <text:list xml:id="list27500962" text:style-name="L6">
        <text:list-item>
          <text:list>
            <text:list-item>
              <text:p text:style-name="P31">Load wacNetworkMIDI on the first computer and select Master mode</text:p>
            </text:list-item>
            <text:list-item>
              <text:p text:style-name="P31">Set the target IP address to 255.255.255.255</text:p>
            </text:list-item>
            <text:list-item>
              <text:p text:style-name="P31">Load wacNetworkMIDI on the second computer and select Slave mode</text:p>
            </text:list-item>
            <text:list-item>
              <text:p text:style-name="P31">Set the network port to match that used in the Master instance</text:p>
            </text:list-item>
            <text:list-item>
              <text:p text:style-name="P31">Press cmd+m to open the Max Window (Slave computer)</text:p>
            </text:list-item>
            <text:list-item>
              <text:p text:style-name="P31">Press the Test Network Connection button (Master computer)</text:p>
            </text:list-item>
            <text:list-item>
              <text:p text:style-name="P31">Observe a message printed in the Max Window of the Slave instance</text:p>
            </text:list-item>
          </text:list>
        </text:list-item>
      </text:list>
      <text:p text:style-name="P10"/>
      <text:p text:style-name="P10">By utilising the Broadcast IP address, the above will work regardless of whether the two computers use static IP addresses or if they are assigned by DHCP.</text:p>
      <text:p text:style-name="P10"/>
      <text:p text:style-name="P10"/>
      <text:p text:style-name="P12">Setting Up A (Crossover) Two Computer Network</text:p>
      <text:p text:style-name="P10"/>
      <text:p text:style-name="P10">For time-critical work it may be advantageous to network the two computers together directly via an Ethernet crossover cable:</text:p>
      <text:list xml:id="list27492522" text:style-name="L7">
        <text:list-item>
          <text:list>
            <text:list-item>
              <text:p text:style-name="P32">Disable wireless network connections on both computers (if available)</text:p>
            </text:list-item>
            <text:list-item>
              <text:p text:style-name="P32">Connect a crossover cable between the two computers' Ethernet ports</text:p>
            </text:list-item>
            <text:list-item>
              <text:p text:style-name="P32">If the Ethernet ports automatically assign an IP address by DHCP, wait a few minutes for the two IP addresses to resolve</text:p>
            </text:list-item>
            <text:list-item>
              <text:p text:style-name="P32">If using static IP addresses, the network should come up with minimal delay</text:p>
            </text:list-item>
            <text:list-item>
              <text:p text:style-name="P32">In either case, the computer may complain about 'restricted' access or 'having no internet access'; <text:span text:style-name="T9">t</text:span>his can be ignored</text:p>
            </text:list-item>
            <text:list-item>
              <text:p text:style-name="P33">Now that the two computers are 'on the same network' follow the steps as in the example above</text:p>
            </text:list-item>
          </text:list>
        </text:list-item>
      </text:list>
      <text:p text:style-name="P13"/>
      <text:p text:style-name="P6"/>
      <text:p text:style-name="P16">DAW To DAW MIDI Setup Example</text:p>
      <text:p text:style-name="P5"/>
      <text:p text:style-name="P5">In this setup, <text:span text:style-name="T1">Ableton Live,</text:span>running on a slave computer, is synced to a master computer also running <text:span text:style-name="T1">Ableton Live</text:span>. The details in this example are specific to a pair of computers running OS X, but are equally applicable to Windows.</text:p>
      <text:p text:style-name="P5"/>
      <text:p text:style-name="P5">The main modification is the need to install and use a third-party internal MIDI bus (such as MidiYoke), as the <text:span text:style-name="T2">to/from wacNetworkMIDI</text:span> internal MIDI buses are only available when the application is run under Os X.</text:p>
      <text:p text:style-name="P5"/>
      <text:p text:style-name="P5">The MIDI stream will take the following path:</text:p>
      <text:p text:style-name="P5"/>
      <text:p text:style-name="P9">Ableton Live (master)</text:p>
      <text:p text:style-name="P15">---&gt; MIDI ---&gt;</text:p>
      <text:p text:style-name="P9">Internal MIDI bus</text:p>
      <text:p text:style-name="P15">---&gt; MIDI ---&gt;</text:p>
      <text:p text:style-name="P9">wacNetworkMIDI (master)</text:p>
      <text:p text:style-name="P15">---&gt; UDP ---&gt;</text:p>
      <text:p text:style-name="P9">Network</text:p>
      <text:p text:style-name="P15">---&gt; UDP ---&gt;</text:p>
      <text:p text:style-name="P9">wacNetworkMIDI (slave)</text:p>
      <text:p text:style-name="P15">---&gt; MIDI ---&gt;</text:p>
      <text:p text:style-name="P9">Internal MIDI Bus</text:p>
      <text:p text:style-name="P15">---&gt; MIDI ---&gt;</text:p>
      <text:p text:style-name="P9">Ableton Live (slave)</text:p>
      <text:p text:style-name="P5"/>
      <text:list xml:id="list27512284" text:style-name="RTF_5f_Num_20_2">
        <text:list-item>
          <text:p text:style-name="P22">Follow the setup instructions in <text:span text:style-name="T10">the Network Communications Setup Examples section of this manual to get a Master and Slave instance of wacNetworkMIDI communicating with each other</text:span></text:p>
          <text:p text:style-name="P22"/>
        </text:list-item>
        <text:list-item>
          <text:p text:style-name="P22">On the master computer</text:p>
          <text:list>
            <text:list-item>
              <text:p text:style-name="P22">Set up <text:span text:style-name="T1">Ableton Live</text:span> to output Sync on the following MIDI port:</text:p>
              <text:p text:style-name="P23">- to wacNetworkMIDI 1</text:p>
            </text:list-item>
            <text:list-item>
              <text:p text:style-name="P22">In wacNetworkMIDI select as MIDI In port:</text:p>
              <text:p text:style-name="P23">- to wacNetworkMIDI 1</text:p>
              <text:p text:style-name="P23"/>
            </text:list-item>
          </text:list>
        </text:list-item>
        <text:list-item>
          <text:p text:style-name="P22">On the slave computer</text:p>
          <text:list>
            <text:list-item>
              <text:p text:style-name="P22">Set up <text:span text:style-name="T2">Ableton Live</text:span> to receive Sync from the MIDI input:</text:p>
              <text:p text:style-name="P23">- from wacNetworkMIDI 1</text:p>
            </text:list-item>
            <text:list-item>
              <text:p text:style-name="P22"><text:s/>In wacNetworkMIDI select as MIDI Out port:</text:p>
              <text:p text:style-name="P23">- from wacNetworkMIDI 1</text:p>
            </text:list-item>
            <text:list-item>
              <text:p text:style-name="P22">Set <text:span text:style-name="T1">Ableton Live </text:span>to chase external Sync by clicking the 'EXT' button</text:p>
              <text:p text:style-name="P22"/>
            </text:list-item>
          </text:list>
        </text:list-item>
        <text:list-item>
          <text:p text:style-name="P22">Tempo and transport of <text:span text:style-name="T1">Ableton Live </text:span>on the slave computer will now follow <text:span text:style-name="T1">Ableton Live </text:span>on the master computer</text:p>
        </text:list-item>
      </text:list>
      <text:p text:style-name="P17">Technical Note</text:p>
      <text:p text:style-name="P5"/>
      <text:p text:style-name="P5">wacNetworkMI<text:span text:style-name="T6">DI uses the </text:span><text:span text:style-name="T1">udpsend/udpreceive </text:span>objects included with MaxMSP to convert MIDI data into UDP packets for transmission across a network. A 'busy' network may incur delays or packet loss which will adversely affect timing and reliability of the MIDI stream being sent. </text:p>
      <text:p text:style-name="P5"/>
      <text:p text:style-name="P5">Optimum time-critical network communication between two computers should therefore be implemented over a two-computer network (via a crossover cable).</text:p>
      <text:p text:style-name="P5"/>
      <text:p text:style-name="P5"/>
      <text:p text:style-name="P6">Source Code &amp; Contact</text:p>
      <text:p text:style-name="P5"/>
      <text:p text:style-name="P2">wacNetworkMIDI was written by Will Crossland.</text:p>
      <text:p text:style-name="P1"><text:span text:style-name="T3">Comments/queries to </text:span><text:a xlink:type="simple" xlink:href="mailto:willycwillydo@gmail.com"><text:span text:style-name="T4">willycwillydo@gmail.com</text:span></text:a></text:p>
      <text:p text:style-name="P5"/>
      <text:p text:style-name="P5">The Max patch used to make wacN<text:span text:style-name="T5">etworkMIDI is </text:span>included (as a .maxpat file) in the download for others to modify and use according to their requirements. Note this is only compatible with version 5 of MaxM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3" svg:font-family="StarSymbol" style:font-charset="x-symbol"/>
    <style:font-face style:name="StarSymbol1" svg:font-family="StarSymbol, 'Arial Unicode MS'" style:font-charset="x-symbol"/>
    <style:font-face style:name="Arial2" svg:font-family="Arial"/>
    <style:font-face style:name="OpenSymbol" svg:font-family="OpenSymbol"/>
    <style:font-face style:name="StarSymbol2" svg:font-family="StarSymbol"/>
    <style:font-face style:name="StarSymbol" svg:font-family="StarSymbol, 'Arial Unicode MS'"/>
    <style:font-face style:name="Tahoma" svg:font-family="Tahoma"/>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0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0pt" fo:language="en" fo:country="GB"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_20_Spacing" style:class="text">
      <style:paragraph-properties fo:hyphenation-ladder-count="no-limit"/>
      <style:text-properties style:font-name="Arial" fo:font-size="11pt" fo:language="en" fo:country="GB" style:font-name-asian="Calibri" style:language-asian="zxx" style:country-asian="none" style:font-name-complex="Arial"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fo:font-size="14pt" style:font-name-asian="Lucida Sans Unicode"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No_20_Spacing" style:display-name="No Spacing" style:family="paragraph">
      <style:paragraph-properties fo:hyphenation-ladder-count="no-limit"/>
      <style:text-properties style:font-name="Arial" fo:font-size="11pt" fo:language="en" fo:country="GB" style:font-name-asian="Calibri" style:language-asian="zxx" style:country-asian="none" style:font-name-complex="Arial" style:font-size-complex="11pt" fo:hyphenate="false" fo:hyphenation-remain-char-count="2" fo:hyphenation-push-char-count="2"/>
    </style:style>
    <style:style style:name="caption" style:family="paragraph" style:parent-style-name="Standard">
      <style:paragraph-properties fo:margin-top="0.212cm" fo:margin-bottom="0.212cm"/>
      <style:text-properties style:font-name="Arial1" fo:font-size="12pt" fo:font-style="italic" style:font-name-complex="Arial1" style:font-size-complex="12pt" style:font-style-complex="italic"/>
    </style:style>
    <style:style style:name="WW-caption" style:family="paragraph" style:parent-style-name="Standard">
      <style:paragraph-properties fo:margin-top="0.212cm" fo:margin-bottom="0.212cm"/>
      <style:text-properties fo:font-size="12pt" fo:font-style="italic" style:font-size-complex="12pt" style:font-style-complex="italic"/>
    </style:style>
    <style:style style:name="WW-caption1" style:family="paragraph" style:parent-style-name="Standard">
      <style:paragraph-properties fo:margin-top="0.212cm" fo:margin-bottom="0.212cm"/>
      <style:text-properties fo:font-size="12pt" fo:font-style="italic" style:font-size-complex="12pt" style:font-style-complex="italic"/>
    </style:style>
    <style:style style:name="WW-caption11" style:family="paragraph" style:parent-style-name="Standard">
      <style:paragraph-properties fo:margin-top="0.212cm" fo:margin-bottom="0.212cm"/>
      <style:text-properties fo:font-size="12pt" fo:font-style="italic" style:font-size-complex="12pt" style:font-style-complex="italic"/>
    </style:style>
    <style:style style:name="WW-caption111" style:family="paragraph" style:parent-style-name="Standard">
      <style:paragraph-properties fo:margin-top="0.212cm" fo:margin-bottom="0.212cm"/>
      <style:text-properties fo:font-size="12pt" fo:font-style="italic" style:font-size-complex="12pt" style:font-style-complex="italic"/>
    </style:style>
    <style:style style:name="heading_20_1" style:display-name="heading 1" style:family="paragraph" style:parent-style-name="Standard" style:next-style-name="Text_20_body" style:default-outline-level="1">
      <style:paragraph-properties fo:margin-top="0.494cm" fo:margin-bottom="0.494cm"/>
      <style:text-properties style:font-name="Times New Roman" fo:font-size="24pt" fo:font-weight="bold" style:font-name-asian="Times New Roman" style:font-name-complex="Times New Roman" style:font-size-complex="24pt" style:font-weight-complex="bold"/>
    </style:style>
    <style:style style:name="heading_20_2" style:display-name="heading 2" style:family="paragraph" style:parent-style-name="Standard" style:next-style-name="Standard" style:default-outline-level="2">
      <style:paragraph-properties fo:margin-top="0.423cm" fo:margin-bottom="0.106cm" fo:keep-with-next="always"/>
      <style:text-properties style:font-name="Cambria" fo:font-size="14pt" fo:font-style="italic" fo:font-weight="bold" style:font-name-asian="Times New Roman" style:font-name-complex="Cambria" style:font-size-complex="14pt" style:font-style-complex="italic"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text-properties style:font-name="Times New Roman" fo:font-size="12pt" style:font-name-asian="Times New Roman" style:font-name-complex="Times New Roman" style:font-size-complex="12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Default_20_Paragraph_20_Font" style:display-name="Default Paragraph Font" style:family="text">
      <style:text-properties style:use-window-font-color="true" style:font-name="Times New Roman" fo:font-size="12pt" fo:language="en" fo:country="GB" style:font-name-asian="Lucida Sans Unicode" style:language-asian="zxx" style:country-asian="none" style:font-name-complex="Times New Roman" style:font-size-complex="12pt"/>
    </style:style>
    <style:style style:name="Heading_20_1_20_Char" style:display-name="Heading 1 Char" style:family="text" style:parent-style-name="Default_20_Paragraph_20_Font">
      <style:text-properties fo:font-size="24pt" fo:font-weight="bold" style:font-name-asian="Times New Roman" style:font-size-complex="24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name-complex="Cambria" style:font-size-complex="14pt" style:font-style-complex="italic" style:font-weight-complex="bold"/>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WW-Internet_20_link" style:display-name="WW-Internet link" style:family="text">
      <style:text-properties fo:color="#000080" fo:font-size="12pt" fo:language="en" fo:country="GB" style:text-underline-style="solid" style:text-underline-width="auto" style:text-underline-color="font-color" style:language-asian="zxx" style:country-asian="none" style:font-size-complex="12pt"/>
    </style:style>
    <style:style style:name="WW-Internet_20_link1" style:display-name="WW-Internet link1" style:family="text">
      <style:text-properties fo:color="#000080" style:font-name="Times New Roman" fo:font-size="12pt" fo:language="en" fo:country="GB" style:text-underline-style="solid" style:text-underline-width="auto" style:text-underline-color="font-color" style:font-name-asian="Times New Roman" style:language-asian="zxx" style:country-asian="none" style:font-name-complex="Times New Roman" style:font-size-complex="12pt"/>
    </style:style>
    <style:style style:name="WW-Internet_20_link12" style:display-name="WW-Internet link12" style:family="text">
      <style:text-properties fo:color="#000080" fo:font-size="12pt" fo:language="en" fo:country="GB" style:text-underline-style="solid" style:text-underline-width="auto" style:text-underline-color="font-color" style:language-asian="zxx" style:country-asian="none" style:font-size-complex="12pt"/>
    </style:style>
    <style:style style:name="WW-Internet_20_link123" style:display-name="WW-Internet link123" style:family="text">
      <style:text-properties fo:color="#000080" style:font-name="Times New Roman" fo:font-size="10pt" fo:language="en" fo:country="GB" style:text-underline-style="solid" style:text-underline-width="auto" style:text-underline-color="font-color" style:font-name-asian="Times New Roman" style:language-asian="zxx" style:country-asian="none" style:font-name-complex="Times New Roman" style:font-size-complex="10pt"/>
    </style:style>
    <style:style style:name="Bullet_20_Symbols_20__28_user_29_" style:display-name="Bullet Symbols (user)" style:family="text">
      <style:text-properties style:use-window-font-color="true" style:font-name="StarSymbol" fo:font-size="9pt" fo:language="en" fo:country="GB" style:font-name-asian="StarSymbol" style:language-asian="zxx" style:country-asian="none"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text:style-name="RTF_5f_Num_20_2_20_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tarSymbol1"/>
      </text:list-level-style-bullet>
      <text:list-level-style-bullet text:level="2" text:style-name="RTF_5f_Num_20_3_20_2" style:num-suffix="." text:bullet-char="•">
        <style:list-level-properties text:space-before="1.27cm" text:min-label-width="0.635cm"/>
        <style:text-properties style:font-name="StarSymbol1"/>
      </text:list-level-style-bullet>
      <text:list-level-style-bullet text:level="3" text:style-name="RTF_5f_Num_20_3_20_3" style:num-suffix="." text:bullet-char="•">
        <style:list-level-properties text:space-before="1.905cm" text:min-label-width="0.635cm"/>
        <style:text-properties style:font-name="StarSymbol1"/>
      </text:list-level-style-bullet>
      <text:list-level-style-bullet text:level="4" text:style-name="RTF_5f_Num_20_3_20_4" style:num-suffix="." text:bullet-char="•">
        <style:list-level-properties text:space-before="2.54cm" text:min-label-width="0.635cm"/>
        <style:text-properties style:font-name="StarSymbol1"/>
      </text:list-level-style-bullet>
      <text:list-level-style-bullet text:level="5" text:style-name="RTF_5f_Num_20_3_20_5" style:num-suffix="." text:bullet-char="•">
        <style:list-level-properties text:space-before="3.175cm" text:min-label-width="0.635cm"/>
        <style:text-properties style:font-name="StarSymbol1"/>
      </text:list-level-style-bullet>
      <text:list-level-style-bullet text:level="6" text:style-name="RTF_5f_Num_20_3_20_6" style:num-suffix="." text:bullet-char="•">
        <style:list-level-properties text:space-before="3.81cm" text:min-label-width="0.635cm"/>
        <style:text-properties style:font-name="StarSymbol1"/>
      </text:list-level-style-bullet>
      <text:list-level-style-bullet text:level="7" text:style-name="RTF_5f_Num_20_3_20_7" style:num-suffix="." text:bullet-char="•">
        <style:list-level-properties text:space-before="4.445cm" text:min-label-width="0.635cm"/>
        <style:text-properties style:font-name="StarSymbol1"/>
      </text:list-level-style-bullet>
      <text:list-level-style-bullet text:level="8" text:style-name="RTF_5f_Num_20_3_20_8" style:num-suffix="." text:bullet-char="•">
        <style:list-level-properties text:space-before="5.08cm" text:min-label-width="0.635cm"/>
        <style:text-properties style:font-name="StarSymbol1"/>
      </text:list-level-style-bullet>
      <text:list-level-style-bullet text:level="9" text:style-name="RTF_5f_Num_20_3_20_9" style:num-suffix="." text:bullet-char="•">
        <style:list-level-properties text:space-before="5.715cm" text:min-label-width="0.635cm"/>
        <style:text-properties style:font-name="StarSymbol1"/>
      </text:list-level-style-bullet>
      <text:list-level-style-bullet text:level="10" text:style-name="RTF_5f_Num_20_3_20_10" style:num-suffix="." text:bullet-char="•">
        <style:list-level-properties text:space-before="6.35cm" text:min-label-width="0.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1-13T07:37:53.59</dc:date>
    <meta:editing-cycles>41</meta:editing-cycles>
    <meta:editing-duration>PT04H11M17S</meta:editing-duration>
    <meta:document-statistic meta:table-count="0" meta:image-count="0" meta:object-count="0" meta:page-count="7" meta:paragraph-count="115" meta:word-count="1589" meta:character-count="9395"/>
    <meta:user-defined meta:name="Info 1"/>
    <meta:user-defined meta:name="Info 2"/>
    <meta:user-defined meta:name="Info 3"/>
    <meta:user-defined meta:name="Info 4"/>
  </office:meta>
</office:document-meta>
</file>